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Fine_20_Dashed_20__28_var_29_" draw:fill="solid" draw:fill-color="#c0c0c0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Fine_20_Dashed_20__28_var_29_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_20__28_var_29_"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ashed_20__28_var_29_" draw:fill="solid" draw:fill-color="#ff8d00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9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family="'DejaVu Sans'" style:font-family-generic="swiss" style:font-pitch="variable"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5.08cm" svg:x="1.143cm" svg:y="22.325cm">
          <text:p text:style-name="P1">Lege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24.014cm" svg:x="7.247cm" svg:y="2.983cm">
          <text:p text:style-name="P1">RepeatMatcher</text:p>
          <text:p text:style-name="P1">configuration</text:p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287cm" svg:height="1.986cm" svg:x="1.651cm" svg:y="0.797cm" presentation:class="title" presentation:user-transformed="true">
          <draw:text-box>
            <text:p text:style-name="P2"><text:span text:style-name="T1">RepeatMatcher Pipeline</text:span></text:p>
          </draw:text-box>
        </draw:frame>
        <draw:custom-shape draw:style-name="gr3" draw:text-style-name="P3" xml:id="id1" draw:id="id1" draw:layer="layout" svg:width="4.875cm" svg:height="2.371cm" svg:x="1.397cm" svg:y="5.706cm">
          <text:p text:style-name="P3"><text:span text:style-name="T2">RepeatModeler</text:span></text:p>
          <text:p text:style-name="P3"><text:span text:style-name="T2">sequenc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16" draw:id="id16" draw:layer="layout" svg:width="4.875cm" svg:height="2.371cm" svg:x="1.397cm" svg:y="9.071cm">
          <text:p text:style-name="P3"><text:span text:style-name="T2">Masked </text:span></text:p>
          <text:p text:style-name="P3"><text:span text:style-name="T2">Sequenc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xml:id="id2" draw:id="id2" draw:layer="layout" svg:width="5.08cm" svg:height="2.794cm" svg:x="8.255cm" svg:y="5.461cm">
          <text:p text:style-name="P1"><text:span text:style-name="T2">1. Low complexity</text:span></text:p>
          <text:p text:style-name="P1"><text:span text:style-name="T2">mask/filter</text:span></text:p>
          <text:p text:style-name="P1"><text:span text:style-name="T2">[RepeatMasker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9" draw:id="id9" draw:layer="layout" svg:width="5.08cm" svg:height="2.794cm" svg:x="8.201cm" svg:y="8.833cm">
          <text:p text:style-name="P1"><text:span text:style-name="T2">2. Sequence</text:span></text:p>
          <text:p text:style-name="P1"><text:span text:style-name="T2">self-comparison</text:span></text:p>
          <text:p text:style-name="P1"><text:span text:style-name="T2">[Cross_match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4" draw:id="id4" draw:layer="layout" svg:width="5.08cm" svg:height="2.794cm" svg:x="8.257cm" svg:y="12.349cm">
          <text:p text:style-name="P1"><text:span text:style-name="T2">3. Comparison to</text:span></text:p>
          <text:p text:style-name="P1"><text:span text:style-name="T2">known repeats</text:span></text:p>
          <text:p text:style-name="P1"><text:span text:style-name="T2">(nucleotides)</text:span></text:p>
          <text:p text:style-name="P1"><text:span text:style-name="T2">[Cross_match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6" draw:id="id6" draw:layer="layout" svg:width="5.08cm" svg:height="2.794cm" svg:x="8.256cm" svg:y="15.848cm">
          <text:p text:style-name="P1"><text:span text:style-name="T2">4. Comparison to</text:span></text:p>
          <text:p text:style-name="P1"><text:span text:style-name="T2">known repeats</text:span></text:p>
          <text:p text:style-name="P1"><text:span text:style-name="T2">(peptides)</text:span></text:p>
          <text:p text:style-name="P1"><text:span text:style-name="T2">[Blastx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8" draw:id="id8" draw:layer="layout" svg:width="5.08cm" svg:height="2.794cm" svg:x="8.255cm" svg:y="19.347cm">
          <text:p text:style-name="P1"><text:span text:style-name="T2">5. Comparison to</text:span></text:p>
          <text:p text:style-name="P1"><text:span text:style-name="T2">NR sequences</text:span></text:p>
          <text:p text:style-name="P1"><text:span text:style-name="T2">(peptides)</text:span></text:p>
          <text:p text:style-name="P1"><text:span text:style-name="T2">[Blastx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14" draw:id="id14" draw:layer="layout" svg:width="5.08cm" svg:height="2.794cm" svg:x="8.254cm" svg:y="23.046cm">
          <text:p text:style-name="P1"><text:span text:style-name="T2">6 Sequence folding</text:span></text:p>
          <text:p text:style-name="P1"><text:span text:style-name="T2">[RNAvienna]</text:span></text:p>
          <text:p text:style-name="P1"><text:span text:style-name="T2">and plotting</text:span></text:p>
          <text:p text:style-name="P1"><text:span text:style-name="T2">[R:R4RNA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6.272cm" svg:y1="6.892cm" svg:x2="8.255cm" svg:y2="6.858cm" draw:start-shape="id1" draw:start-glue-point="7" draw:end-shape="id2" draw:end-glue-point="5" svg:d="m6272 6892 1983-34">
          <text:p/>
        </draw:connector>
        <draw:custom-shape draw:style-name="gr4" draw:text-style-name="P3" xml:id="id10" draw:id="id10" draw:layer="layout" svg:width="4.875cm" svg:height="2.328cm" svg:x="15.571cm" svg:y="9.099cm">
          <text:p text:style-name="P3"><text:span text:style-name="T2">Self-comparison </text:span></text:p>
          <text:p text:style-name="P3"><text:span text:style-name="T2">al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11" draw:id="id11" draw:layer="layout" svg:width="4.875cm" svg:height="2.328cm" svg:x="15.572cm" svg:y="12.643cm">
          <text:p text:style-name="P3"><text:span text:style-name="T2">Known repeats</text:span></text:p>
          <text:p text:style-name="P3"><text:span text:style-name="T2">alignments (nuc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12" draw:id="id12" draw:layer="layout" svg:width="4.875cm" svg:height="2.328cm" svg:x="15.571cm" svg:y="16.142cm">
          <text:p text:style-name="P3"><text:span text:style-name="T2">Known repeats</text:span></text:p>
          <text:p text:style-name="P3"><text:span text:style-name="T2">alignments (pep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13" draw:id="id13" draw:layer="layout" svg:width="4.875cm" svg:height="2.328cm" svg:x="15.57cm" svg:y="19.541cm">
          <text:p text:style-name="P3"><text:span text:style-name="T2">NR sequence</text:span></text:p>
          <text:p text:style-name="P3"><text:span text:style-name="T2">alignments (pep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15" draw:id="id15" draw:layer="layout" svg:width="4.875cm" svg:height="2.328cm" svg:x="15.569cm" svg:y="23.24cm">
          <text:p text:style-name="P3"><text:span text:style-name="T2">Sequence fold</text:span></text:p>
          <text:p text:style-name="P3"><text:span text:style-name="T2">plots (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xml:id="id3" draw:id="id3" draw:layer="layout" svg:width="4.875cm" svg:height="2.371cm" svg:x="1.348cm" svg:y="12.542cm">
          <text:p text:style-name="P3"><text:span text:style-name="T2">Known repeats</text:span></text:p>
          <text:p text:style-name="P3"><text:span text:style-name="T2">sequences</text:span></text:p>
          <text:p text:style-name="P3"><text:span text:style-name="T2">(nucleotide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xml:id="id5" draw:id="id5" draw:layer="layout" svg:width="4.875cm" svg:height="2.371cm" svg:x="1.347cm" svg:y="16.041cm">
          <text:p text:style-name="P3"><text:span text:style-name="T2">Known repeats</text:span></text:p>
          <text:p text:style-name="P3"><text:span text:style-name="T2">sequences</text:span></text:p>
          <text:p text:style-name="P3"><text:span text:style-name="T2">(peptide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xml:id="id7" draw:id="id7" draw:layer="layout" svg:width="4.875cm" svg:height="2.371cm" svg:x="1.346cm" svg:y="19.54cm">
          <text:p text:style-name="P3"><text:span text:style-name="T2">NCBI NR</text:span></text:p>
          <text:p text:style-name="P3"><text:span text:style-name="T2">sequenc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6.223cm" svg:y1="13.728cm" svg:x2="8.257cm" svg:y2="13.746cm" draw:start-shape="id3" draw:start-glue-point="7" draw:end-shape="id4" draw:end-glue-point="5" svg:d="m6223 13728 2034 18">
          <text:p/>
        </draw:connector>
        <draw:connector draw:style-name="gr6" draw:text-style-name="P1" draw:layer="layout" draw:type="line" svg:x1="6.222cm" svg:y1="17.227cm" svg:x2="8.256cm" svg:y2="17.245cm" draw:start-shape="id5" draw:start-glue-point="7" draw:end-shape="id6" draw:end-glue-point="5" svg:d="m6222 17227 2034 18">
          <text:p/>
        </draw:connector>
        <draw:connector draw:style-name="gr6" draw:text-style-name="P1" draw:layer="layout" draw:type="line" svg:x1="6.221cm" svg:y1="20.726cm" svg:x2="8.255cm" svg:y2="20.744cm" draw:start-shape="id7" draw:start-glue-point="7" draw:end-shape="id8" draw:end-glue-point="5" svg:d="m6221 20726 2034 18">
          <text:p/>
        </draw:connector>
        <draw:connector draw:style-name="gr6" draw:text-style-name="P1" draw:layer="layout" draw:type="line" svg:x1="13.281cm" svg:y1="10.23cm" svg:x2="15.571cm" svg:y2="10.263cm" draw:start-shape="id9" draw:start-glue-point="7" draw:end-shape="id10" draw:end-glue-point="5" svg:d="m13281 10230 2290 33">
          <text:p/>
        </draw:connector>
        <draw:connector draw:style-name="gr6" draw:text-style-name="P1" draw:layer="layout" draw:type="line" svg:x1="13.337cm" svg:y1="13.746cm" svg:x2="15.572cm" svg:y2="13.807cm" draw:start-shape="id4" draw:start-glue-point="7" draw:end-shape="id11" draw:end-glue-point="5" svg:d="m13337 13746 2235 61">
          <text:p/>
        </draw:connector>
        <draw:connector draw:style-name="gr6" draw:text-style-name="P1" draw:layer="layout" draw:type="line" svg:x1="13.336cm" svg:y1="17.245cm" svg:x2="15.571cm" svg:y2="17.306cm" draw:start-shape="id6" draw:start-glue-point="7" draw:end-shape="id12" draw:end-glue-point="5" svg:d="m13336 17245 2235 61">
          <text:p/>
        </draw:connector>
        <draw:connector draw:style-name="gr6" draw:text-style-name="P1" draw:layer="layout" draw:type="line" svg:x1="13.335cm" svg:y1="20.744cm" svg:x2="15.57cm" svg:y2="20.705cm" draw:start-shape="id8" draw:start-glue-point="7" draw:end-shape="id13" draw:end-glue-point="5" svg:d="m13335 20744 2235-39">
          <text:p/>
        </draw:connector>
        <draw:connector draw:style-name="gr6" draw:text-style-name="P1" draw:layer="layout" draw:type="line" svg:x1="13.334cm" svg:y1="24.443cm" svg:x2="15.569cm" svg:y2="24.404cm" draw:start-shape="id14" draw:start-glue-point="7" draw:end-shape="id15" svg:d="m13334 24443 2235-39">
          <text:p/>
        </draw:connector>
        <draw:connector draw:style-name="gr7" draw:text-style-name="P1" draw:layer="layout" draw:type="curve" draw:line-skew="0cm 3.566cm" svg:x1="13.335cm" svg:y1="6.858cm" svg:x2="3.835cm" svg:y2="9.071cm" draw:start-shape="id2" draw:start-glue-point="7" draw:end-shape="id16" draw:end-glue-point="4" svg:d="m13335 6858c753 0 627 834-1935 1183s-7565 213-7565 1030">
          <text:p/>
        </draw:connector>
        <draw:connector draw:style-name="gr7" draw:text-style-name="P1" draw:layer="layout" draw:type="line" svg:x1="6.272cm" svg:y1="10.257cm" svg:x2="8.201cm" svg:y2="10.23cm" draw:start-shape="id16" draw:start-glue-point="7" draw:end-shape="id9" draw:end-glue-point="5" svg:d="m6272 10257 1929-27">
          <text:p/>
        </draw:connector>
        <draw:connector draw:style-name="gr8" draw:text-style-name="P1" draw:layer="layout" draw:type="curve" svg:x1="6.272cm" svg:y1="10.257cm" svg:x2="8.257cm" svg:y2="13.746cm" draw:start-shape="id16" draw:start-glue-point="7" draw:end-shape="id4" svg:d="m6272 10257c1489 0 497 3489 1985 3489">
          <text:p/>
        </draw:connector>
        <draw:connector draw:style-name="gr8" draw:text-style-name="P1" draw:layer="layout" draw:type="curve" svg:x1="6.272cm" svg:y1="10.257cm" svg:x2="8.256cm" svg:y2="17.245cm" draw:start-shape="id16" draw:start-glue-point="7" draw:end-shape="id6" draw:end-glue-point="5" svg:d="m6272 10257c1488 0 496 6988 1984 6988">
          <text:p/>
        </draw:connector>
        <draw:connector draw:style-name="gr8" draw:text-style-name="P1" draw:layer="layout" draw:type="curve" svg:x1="6.272cm" svg:y1="10.257cm" svg:x2="8.255cm" svg:y2="20.744cm" draw:start-shape="id16" draw:start-glue-point="7" draw:end-shape="id8" draw:end-glue-point="5" svg:d="m6272 10257c1488 0 497 10487 1983 10487">
          <text:p/>
        </draw:connector>
        <draw:connector draw:style-name="gr8" draw:text-style-name="P1" draw:layer="layout" draw:type="curve" svg:x1="6.272cm" svg:y1="10.257cm" svg:x2="8.254cm" svg:y2="24.443cm" draw:start-shape="id16" draw:start-glue-point="7" draw:end-shape="id14" draw:end-glue-point="5" svg:d="m6272 10257c1486 0 496 14186 1982 14186">
          <text:p/>
        </draw:connector>
        <draw:custom-shape draw:style-name="gr9" draw:text-style-name="P1" draw:layer="layout" svg:width="2.795cm" svg:height="1.202cm" svg:x="1.65cm" svg:y="23.441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1.202cm" svg:x="1.65cm" svg:y="24.74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95cm" svg:height="1.202cm" svg:x="1.649cm" svg:y="26.039cm">
          <text:p text:style-name="P1">Outpu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34cm" fo:text-indent="0cm"/>
      <style:text-properties style:use-window-font-color="true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07cm" fo:text-indent="0cm"/>
      <style:text-properties fo:font-size="35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8cm" fo:text-indent="0cm"/>
      <style:text-properties fo:font-size="30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53cm" fo:text-indent="0cm"/>
      <style:text-properties fo:font-size="25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26cm" fo:text-indent="0cm"/>
      <style:text-properties fo:font-size="25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6cm" fo:text-indent="0cm"/>
      <style:text-properties fo:font-size="25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6cm" fo:text-indent="0cm"/>
      <style:text-properties fo:font-size="25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6cm" fo:text-indent="0cm"/>
      <style:text-properties fo:font-size="25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6cm" fo:text-indent="0cm"/>
      <style:text-properties fo:font-size="25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5.9000015258789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8.287cm" svg:height="4.453cm" svg:x="1.651cm" svg:y="1.697cm" presentation:class="title" presentation:placeholder="true">
        <draw:text-box/>
      </draw:frame>
      <draw:frame presentation:style-name="Default-outline1" draw:layer="backgroundobjects" svg:width="17.881cm" svg:height="15.467cm" svg:x="1.651cm" svg:y="6.875cm" presentation:class="outline" presentation:placeholder="true">
        <draw:text-box/>
      </draw:frame>
      <draw:frame presentation:style-name="Mpr1" draw:text-style-name="MP1" draw:layer="backgroundobjects" svg:width="4.734cm" svg:height="1.839cm" svg:x="1.651cm" svg:y="24.9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441cm" svg:height="1.839cm" svg:x="7.584cm" svg:y="24.9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734cm" svg:height="1.839cm" svg:x="15.204cm" svg:y="24.9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Caballero</meta:initial-creator>
    <meta:creation-date>2012-08-26T13:27:38</meta:creation-date>
    <dc:date>2012-08-26T14:07:14</dc:date>
    <dc:creator>Juan Caballero</dc:creator>
    <meta:editing-duration>PT8M49S</meta:editing-duration>
    <meta:editing-cycles>2</meta:editing-cycles>
    <meta:generator>LibreOffice/3.5$Linux_X86_64 LibreOffice_project/350m1$Build-2</meta:generator>
    <meta:document-statistic meta:object-count="60"/>
  </office:meta>
</office:document-meta>
</file>